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3" style:family="paragraph" style:parent-style-name="Preformatted_20_Text">
      <style:paragraph-properties loext:contextual-spacing="false" fo:margin-top="0cm" fo:margin-bottom="0.499cm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1-11-2016 </text:p>
      <text:p text:style-name="Standard"/>
      <text:h text:style-name="Heading_20_1" text:outline-level="1">prime prove rover</text:h>
      <text:p text:style-name="Standard"/>
      <text:p text:style-name="Standard">Comandi di base</text:p>
      <text:p text:style-name="Standard"/>
      <text:p text:style-name="Standard">PIANO XY</text:p>
      <text:p text:style-name="Standard"/>
      <text:p text:style-name="Standard"/>
      <text:p text:style-name="P3">rostopic pub -1 /cmd_vel geometry_msgs/Twist -- '[2.0, 0.0, 0.0]' '[0.0, 0.0, 0.0]'</text:p>
      <text:p text:style-name="P3"/>
      <text:p text:style-name="P3">rostopic pub -1 /cmd_vel geometry_msgs/Twist -- '[0.0, 2.0, 0.0]' '[0.0, 0.0, 0.0]'</text:p>
      <text:p text:style-name="P3"/>
      <text:h text:style-name="Heading_20_1" text:outline-level="1">DA RQT ROS</text:h>
      <text:p text:style-name="Text_20_body"><text:a xlink:type="simple" xlink:href="http://wiki.ros.org/rqt" text:style-name="Internet_20_link" text:visited-style-name="Visited_20_Internet_20_Link">http://wiki.ros.org/rqt</text:a></text:p>
      <text:p text:style-name="Text_20_body"/>
      <text:p text:style-name="Preformatted_20_Text">$ sudo apt-get install ros-kinetic-rqt ros-kinetic-rqt-common-plugins</text:p>
      <text:p text:style-name="Text_20_body"/>
      <text:p text:style-name="Preformatted_20_Text">sudo apt-get install ros-kinetic-rqt-robot-plugins</text:p>
      <text:p text:style-name="Preformatted_20_Text"/>
      <text:p text:style-name="Preformatted_20_Text"/>
      <text:p text:style-name="Text_20_body">// PER CONSOLE VIEW E LOG</text:p>
      <text:p text:style-name="Preformatted_20_Text">$ rosrun rqt_console rqt_console</text:p>
      <text:p text:style-name="P1"><text:bookmark text:name="line-29"/><text:bookmark text:name="line-30"/><text:bookmark text:name="line-31"/><text:bookmark text:name="line-1-3"/>$ rosrun rqt_logger_level rqt_logger_level</text:p>
      <text:p text:style-name="P1"/>
      <text:p text:style-name="P1">// GRAPH</text:p>
      <text:p text:style-name="P1"/>
      <text:p text:style-name="P1">$ rqt_graph</text:p>
      <text:p text:style-name="P1"/>
      <text:p text:style-name="P1">// LANCIO GUI</text:p>
      <text:p text:style-name="P2">$ rqt OTTIMO !!</text:p>
      <text:p text:style-name="P1"/>
      <text:p text:style-name="P1"/>
      <text:p text:style-name="P1"/>
      <text:p text:style-name="P1"><text:soft-page-break/>// LANCIO CAMERA</text:p>
      <text:p text:style-name="P1"/>
      <text:p text:style-name="P1"><text:s/>roslaunch video_stream_opencv camera.launch</text:p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3M36S</meta:editing-duration>
    <meta:editing-cycles>13</meta:editing-cycles>
    <meta:generator>OpenOffice/4.1.2$Win32 OpenOffice.org_project/412m3$Build-9782</meta:generator>
    <dc:date>2016-11-12T11:48:59.42</dc:date>
    <dc:creator>marco cecchini</dc:creator>
    <meta:document-statistic meta:table-count="0" meta:image-count="0" meta:object-count="0" meta:page-count="2" meta:paragraph-count="19" meta:word-count="78" meta:character-count="575"/>
    <meta:user-defined meta:name="Info 1"/>
    <meta:user-defined meta:name="Info 2"/>
    <meta:user-defined meta:name="Info 3"/>
    <meta:user-defined meta:name="Info 4"/>
  </office:meta>
</office:document-meta>
</file>